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ccff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svg:stroke-opacity="0%" draw:fill-color="#ffffcc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1.902cm" svg:height="14.247cm" svg:x="8.098cm" svg:y="0cm">
          <text:p text:style-name="P1"><text:span text:style-name="T1"/></text:p>
          <text:p text:style-name="P1"><text:span text:style-name="T1">内核态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98cm" svg:height="14.247cm" svg:x="0cm" svg:y="0cm">
          <text:p text:style-name="P1"><text:span text:style-name="T1"/></text:p>
          <text:p text:style-name="P1"><text:span text:style-name="T1">用户态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2cm" svg:height="3cm" svg:x="0.381cm" svg:y="4.319cm">
          <text:p text:style-name="P2">...</text:p>
          <text:p text:style-name="P2">xyz()</text:p>
          <text:p text:style-name="P2">...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5" draw:id="id2" draw:layer="layout" svg:width="3.5cm" svg:height="5.5cm" svg:x="4.181cm" svg:y="2.819cm">
          <text:p text:style-name="P4"/>
          <text:p text:style-name="P4"><text:s text:c="2"/>xyz(){</text:p>
          <text:p text:style-name="P4"><text:s text:c="4"/>...</text:p>
          <text:p text:style-name="P4"><text:s text:c="4"/>int 0x80</text:p>
          <text:p text:style-name="P4"><text:s text:c="4"/>...</text:p>
          <text:p text:style-name="P4"><text:s/>}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5" draw:layer="layout" svg:width="6cm" svg:height="6cm" svg:x="8.581cm" svg:y="2.819cm">
          <text:p text:style-name="P4"><text:s/>system_call:</text:p>
          <text:p text:style-name="P4"><text:s text:c="3"/>...</text:p>
          <text:p text:style-name="P4"><text:s text:c="3"/>sys_xyz()</text:p>
          <text:p text:style-name="P4"><text:s text:c="3"/>...</text:p>
          <text:p text:style-name="P4"><text:s/>ret_from_sys_call:</text:p>
          <text:p text:style-name="P4"><text:s text:c="3"/>...</text:p>
          <text:p text:style-name="P4"><text:s text:c="3"/>ir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cm" svg:height="3cm" svg:x="15.381cm" svg:y="3.819cm">
          <text:p text:style-name="P4"><text:s text:c="2"/>sys_xyz() {</text:p>
          <text:p text:style-name="P4"><text:s text:c="5"/>...</text:p>
          <text:p text:style-name="P4"><text:s text:c="2"/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381cm" svg:y1="5.818cm" svg:x2="5.93cm" svg:y2="3.332cm" draw:start-shape="id1" draw:start-glue-point="7" draw:end-shape="id2" draw:end-glue-point="4">
          <text:p/>
        </draw:connector>
        <draw:connector draw:style-name="gr4" draw:text-style-name="P3" draw:layer="layout" draw:type="curve" svg:x1="5.93cm" svg:y1="7.737cm" svg:x2="2.381cm" svg:y2="5.818cm" draw:start-shape="id2" draw:start-glue-point="6" draw:end-shape="id1" draw:end-glue-point="7">
          <text:p/>
        </draw:connector>
        <draw:line draw:style-name="gr5" draw:text-style-name="P3" draw:layer="layout" svg:x1="7.381cm" svg:y1="5.819cm" svg:x2="8.881cm" svg:y2="3.819cm">
          <text:p/>
        </draw:line>
        <draw:line draw:style-name="gr5" draw:text-style-name="P3" draw:layer="layout" svg:x1="8.881cm" svg:y1="7.819cm" svg:x2="7.381cm" svg:y2="6.819cm">
          <text:p/>
        </draw:line>
        <draw:line draw:style-name="gr5" draw:text-style-name="P3" draw:layer="layout" svg:x1="14.381cm" svg:y1="5.319cm" svg:x2="15.881cm" svg:y2="4.819cm">
          <text:p/>
        </draw:line>
        <draw:line draw:style-name="gr5" draw:text-style-name="P3" draw:layer="layout" svg:x1="15.881cm" svg:y1="6.319cm" svg:x2="14.381cm" svg:y2="6.319cm">
          <text:p/>
        </draw:line>
        <draw:custom-shape draw:style-name="gr6" draw:text-style-name="P1" draw:layer="layout" svg:width="4cm" svg:height="1.5cm" svg:x="0.381cm" svg:y="8.819cm">
          <text:p text:style-name="P2"><text:span text:style-name="T1">应用程序</text:span></text:p>
          <text:p text:style-name="P2"><text:span text:style-name="T1">请求系统调用</text:span></text:p>
          <draw:enhanced-geometry svg:viewBox="0 0 21600 21600" draw:text-areas="800 800 20800 20800" draw:type="round-rectangular-callout" draw:modifiers="4723.81904523869 -21297.8014656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5.5cm" svg:height="1.5cm" svg:x="4.381cm" svg:y="10.719cm">
          <text:p text:style-name="P2"><text:span text:style-name="T1">libc</text:span><text:span text:style-name="T1">中的封装例程</text:span></text:p>
          <draw:enhanced-geometry svg:viewBox="0 0 21600 21600" draw:text-areas="800 800 20800 20800" draw:type="round-rectangular-callout" draw:modifiers="9875.29540083621 -45819.053964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5.5cm" svg:height="1.5cm" svg:x="13.881cm" svg:y="9.219cm">
          <text:p text:style-name="P2"><text:span text:style-name="T1">系统调用服务程序</text:span></text:p>
          <draw:enhanced-geometry svg:viewBox="0 0 21600 21600" draw:text-areas="800 800 20800 20800" draw:type="round-rectangular-callout" draw:modifiers="11190.6926013452 -32306.46235842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5.5cm" svg:height="1.5cm" svg:x="11.881cm" svg:y="11.419cm">
          <text:p text:style-name="P2"><text:span text:style-name="T1">系统调用处理程序</text:span></text:p>
          <draw:enhanced-geometry svg:viewBox="0 0 21600 21600" draw:text-areas="800 800 20800 20800" draw:type="round-rectangular-callout" draw:modifiers="2147.82766769678 -39055.562958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2T21:29:20</meta:creation-date>
    <dc:date>2007-12-06T12:43:11</dc:date>
    <dc:language>en-US</dc:language>
    <meta:editing-cycles>5</meta:editing-cycles>
    <meta:editing-duration>PT12M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